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84" calcext:value-type="float">
            <text:p>36.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1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1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1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0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0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0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06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05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0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0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0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9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9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9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8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8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87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8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8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8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7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7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7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2203</text:p>
          </table:table-cell>
          <table:table-cell office:value-type="string" calcext:value-type="string">
            <text:p>1975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